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none" officeooo:rsid="00007269" officeooo:paragraph-rsid="00007269" style:font-style-asian="normal" style:font-style-complex="normal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style:text-properties fo:font-size="12pt"/>
    </style:style>
    <style:style style:name="P6" style:family="paragraph">
      <loext:graphic-properties draw:fill="none" draw:fill-color="#ffffff"/>
      <style:text-properties fo:font-size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0.3693in" fo:min-width="1.3957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3717in" fo:min-width="1.448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398in" fo:min-width="1.1547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552in" fo:min-width="1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4689in" fo:min-width="1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3543in" fo:min-width="0.28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2437in" fo:min-width="0.3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2575in" fo:min-width="0.5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2575in" fo:min-width="0.4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3283in" fo:min-width="0.3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2362in" fo:min-width="0.3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0.2283in" fo:min-width="0.5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1701in" fo:min-width="0.5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0.2728in" fo:min-width="0.4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0.2283in" fo:min-width="0.4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0.3327in" fo:min-width="0.6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false" fo:min-height="0.2209in" fo:min-width="0.4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2807in" fo:min-width="0.5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0.1701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0.1555in" fo:min-width="0.3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textarea-horizontal-align="justify" draw:textarea-vertical-align="middle" draw:auto-grow-height="false" fo:min-height="0.1547in" fo:min-width="0.3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textarea-horizontal-align="justify" draw:textarea-vertical-align="middle" draw:auto-grow-height="false" fo:min-height="0.3465in" fo:min-width="0.6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justify" draw:textarea-vertical-align="middle" draw:auto-grow-height="false" fo:min-height="0.2362in" fo:min-width="0.3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textarea-horizontal-align="justify" draw:textarea-vertical-align="middle" draw:auto-grow-height="false" fo:min-height="0.3075in" fo:min-width="0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textarea-horizontal-align="justify" draw:textarea-vertical-align="middle" draw:auto-grow-height="false" fo:min-height="0.3181in" fo:min-width="0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textarea-horizontal-align="justify" draw:textarea-vertical-align="middle" draw:auto-grow-height="false" fo:min-height="0.2071in" fo:min-width="0.4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textarea-horizontal-align="justify" draw:textarea-vertical-align="middle" draw:auto-grow-height="false" fo:min-height="0.2654in" fo:min-width="0.5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textarea-horizontal-align="justify" draw:textarea-vertical-align="middle" draw:auto-grow-height="false" fo:min-height="0.2071in" fo:min-width="0.5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textarea-horizontal-align="justify" draw:textarea-vertical-align="middle" draw:auto-grow-height="false" fo:min-height="0.2075in" fo:min-width="0.5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textarea-horizontal-align="justify" draw:textarea-vertical-align="middle" draw:auto-grow-height="false" fo:min-height="0.2283in" fo:min-width="0.4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textarea-horizontal-align="justify" draw:textarea-vertical-align="middle" draw:auto-grow-height="false" fo:min-height="0.4492in" fo:min-width="0.4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textarea-horizontal-align="justify" draw:textarea-vertical-align="middle" draw:auto-grow-height="false" fo:min-height="0.2807in" fo:min-width="0.3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textarea-horizontal-align="justify" draw:textarea-vertical-align="middle" draw:auto-grow-height="false" fo:min-height="0.2516in" fo:min-width="0.4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textarea-horizontal-align="justify" draw:textarea-vertical-align="middle" draw:auto-grow-height="false" fo:min-height="0.1256in" fo:min-width="0.2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textarea-horizontal-align="justify" draw:textarea-vertical-align="middle" draw:auto-grow-height="false" fo:min-height="0.1626in" fo:min-width="0.2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textarea-horizontal-align="justify" draw:textarea-vertical-align="middle" draw:auto-grow-height="false" fo:min-height="0.2402in" fo:min-width="0.2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textarea-horizontal-align="justify" draw:textarea-vertical-align="middle" draw:auto-grow-height="false" fo:min-height="0.2709in" fo:min-width="0.2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textarea-horizontal-align="justify" draw:textarea-vertical-align="middle" draw:auto-grow-height="false" fo:min-height="0.2193in" fo:min-width="0.1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textarea-horizontal-align="justify" draw:textarea-vertical-align="middle" draw:auto-grow-height="false" fo:min-height="0.2244in" fo:min-width="0.1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stroke="none" svg:stroke-color="#000000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textarea-horizontal-align="justify" draw:textarea-vertical-align="middle" draw:auto-grow-height="false" fo:min-height="0.1827in" fo:min-width="0.2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textarea-horizontal-align="justify" draw:textarea-vertical-align="middle" draw:auto-grow-height="false" fo:min-height="0.2437in" fo:min-width="0.3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textarea-horizontal-align="justify" draw:textarea-vertical-align="middle" draw:auto-grow-height="false" fo:min-height="0.2209in" fo:min-width="0.3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textarea-horizontal-align="justify" draw:textarea-vertical-align="middle" draw:auto-grow-height="false" fo:min-height="0.2339in" fo:min-width="0.3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draw:textarea-horizontal-align="justify" draw:textarea-vertical-align="middle" draw:auto-grow-height="false" fo:min-height="0.178in" fo:min-width="0.3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draw:textarea-horizontal-align="justify" draw:textarea-vertical-align="middle" draw:auto-grow-height="false" fo:min-height="0.178in" fo:min-width="0.4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draw:textarea-horizontal-align="justify" draw:textarea-vertical-align="middle" draw:auto-grow-height="false" fo:min-height="0.2146in" fo:min-width="0.4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draw:textarea-horizontal-align="justify" draw:textarea-vertical-align="middle" draw:auto-grow-height="false" fo:min-height="0.3173in" fo:min-width="0.5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draw:textarea-horizontal-align="justify" draw:textarea-vertical-align="middle" draw:auto-grow-height="false" fo:min-height="0.698in" fo:min-width="1.5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draw:textarea-horizontal-align="justify" draw:textarea-vertical-align="middle" draw:auto-grow-height="false" fo:min-height="0.2917in" fo:min-width="0.3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draw:stroke="none" svg:stroke-color="#000000" draw:fill="none" draw:fill-color="#ffffff" fo:min-height="0.4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9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0" style:family="graphic">
      <style:graphic-properties draw:textarea-horizontal-align="justify" draw:textarea-vertical-align="middle" draw:auto-grow-height="false" fo:min-height="0.3543in" fo:min-width="0.3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1" style:family="graphic">
      <style:graphic-properties draw:textarea-horizontal-align="justify" draw:textarea-vertical-align="middle" draw:auto-grow-height="false" fo:min-height="0.2945in" fo:min-width="0.5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2" style:family="graphic">
      <style:graphic-properties draw:textarea-horizontal-align="justify" draw:textarea-vertical-align="middle" draw:auto-grow-height="false" fo:min-height="0.339in" fo:min-width="0.5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3" style:family="graphic">
      <style:graphic-properties draw:textarea-horizontal-align="justify" draw:textarea-vertical-align="middle" draw:auto-grow-height="false" fo:min-height="0.178in" fo:min-width="0.4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4" style:family="graphic">
      <style:graphic-properties draw:textarea-horizontal-align="justify" draw:textarea-vertical-align="middle" draw:auto-grow-height="false" fo:min-height="0.2654in" fo:min-width="0.4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5" style:family="graphic">
      <style:graphic-properties draw:textarea-horizontal-align="justify" draw:textarea-vertical-align="middle" draw:auto-grow-height="false" fo:min-height="0.1917in" fo:min-width="0.3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7" style:family="graphic">
      <style:graphic-properties draw:textarea-horizontal-align="justify" draw:textarea-vertical-align="middle" draw:auto-grow-height="false" fo:min-height="0.428in" fo:min-width="0.57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8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9" style:family="graphic">
      <style:graphic-properties draw:textarea-horizontal-align="justify" draw:textarea-vertical-align="middle" draw:auto-grow-height="false" fo:min-height="0.3846in" fo:min-width="0.5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0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svg:width="1.3961in" svg:height="0.3697in" svg:x="-0.0598in" svg:y="1.302in"><text:p>COMPANY</text:p><draw:enhanced-geometry svg:viewBox="0 0 21600 21600" draw:type="rectangle" draw:enhanced-path="M 0 0 L 21600 0 21600 21600 0 21600 0 0 Z N"/></draw:custom-shape><draw:custom-shape text:anchor-type="paragraph" draw:z-index="1" draw:name="Shape2" draw:style-name="gr2" svg:width="1.448in" svg:height="0.3717in" svg:x="3.461in" svg:y="1.2547in"><text:p><text:s text:c="5"/>EMPLOYEE</text:p><draw:enhanced-geometry svg:viewBox="0 0 21600 21600" draw:type="rectangle" draw:enhanced-path="M 0 0 L 21600 0 21600 21600 0 21600 0 0 Z N"/></draw:custom-shape><draw:custom-shape text:anchor-type="paragraph" draw:z-index="2" draw:name="Shape3" draw:style-name="gr3" svg:width="1.1551in" svg:height="0.398in" svg:x="6.0772in" svg:y="1.2028in"><text:p><text:s text:c="3"/>PROJECT</text:p><draw:enhanced-geometry svg:viewBox="0 0 21600 21600" draw:type="rectangle" draw:enhanced-path="M 0 0 L 21600 0 21600 21600 0 21600 0 0 Z N"/></draw:custom-shape><draw:custom-shape text:anchor-type="paragraph" draw:z-index="3" draw:name="Shape4" draw:style-name="gr4" svg:width="1.2295in" svg:height="0.5524in" svg:x="4.6173in" svg:y="4.0465in"><text:p>TASK</text:p><draw:enhanced-geometry svg:viewBox="0 0 21600 21600" draw:type="rectangle" draw:enhanced-path="M 0 0 L 21600 0 21600 21600 0 21600 0 0 Z N"/></draw:custom-shape><draw:custom-shape text:anchor-type="paragraph" draw:z-index="4" draw:name="Shape5" draw:style-name="gr5" svg:width="1.365in" svg:height="0.4689in" svg:x="4.5965in" svg:y="5.6508in"><text:p>COMMENT</text:p><draw:enhanced-geometry svg:viewBox="0 0 21600 21600" draw:type="rectangle" draw:enhanced-path="M 0 0 L 21600 0 21600 21600 0 21600 0 0 Z N"/></draw:custom-shape><draw:custom-shape text:anchor-type="paragraph" draw:z-index="5" draw:name="Shape7" draw:style-name="gr6" svg:width="0.5732in" svg:height="0.7087in" svg:x="2.1591in" svg:y="1.1299in"><text:p>Works i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6" draw:name="Shape6" draw:style-name="gr7" draw:text-style-name="P2" svg:x1="1.3362in" svg:y1="1.4634in" svg:x2="2.1488in" svg:y2="1.4634in"><text:p/></draw:line><draw:line text:anchor-type="paragraph" draw:z-index="7" draw:name="Shape8" draw:style-name="gr7" draw:text-style-name="P2" svg:x1="2.7319in" svg:y1="1.4736in" svg:x2="3.461in" svg:y2="1.4736in"><text:p/></draw:line><draw:line text:anchor-type="paragraph" draw:z-index="8" draw:style-name="gr7" draw:text-style-name="P2" svg:x1="4.0134in" svg:y1="1.411in" svg:x2="4.0134in" svg:y2="1.5118in"><text:p/></draw:line><draw:line text:anchor-type="paragraph" draw:z-index="9" draw:name="Shape9" draw:style-name="gr7" draw:text-style-name="P2" svg:x1="2.7319in" svg:y1="1.5256in" svg:x2="3.461in" svg:y2="1.5256in"><text:p/></draw:line><draw:frame text:anchor-type="paragraph" draw:z-index="10" draw:name="Shape10" draw:style-name="gr8" draw:text-style-name="P3" svg:width="0.4587in" svg:height="0.1925in" svg:x="1.5445in" svg:y="1.2654in"><draw:text-box><text:p>1</text:p></draw:text-box></draw:frame><draw:frame text:anchor-type="paragraph" draw:z-index="11" draw:name="Shape11" draw:style-name="gr8" draw:text-style-name="P3" svg:width="0.5004in" svg:height="0.1925in" svg:x="2.8571in" svg:y="1.3071in"><draw:text-box><text:p>N</text:p></draw:text-box></draw:frame><draw:custom-shape text:anchor-type="paragraph" draw:z-index="12" draw:name="Shape12" draw:style-name="gr9" svg:width="0.5524in" svg:height="0.3441in" svg:x="-0.1846in" svg:y="0.661in"><text:p>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13" draw:style-name="gr10" svg:width="0.8024in" svg:height="0.365in" svg:x="0.5236in" svg:y="0.6508in"><text:p>Descrip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14" draw:style-name="gr11" draw:text-style-name="P4" svg:width="0.6252in" svg:height="0.365in" svg:x="-0.0283in" svg:y="2.0465in"><text:p><text:span text:style-name="T1">Comp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" draw:name="Shape15" draw:style-name="gr7" draw:text-style-name="P2" svg:x1="0.2319in" svg:y1="1.302in" svg:x2="0.0756in" svg:y2="0.9528in"><text:p/></draw:line><draw:line text:anchor-type="paragraph" draw:z-index="16" draw:name="Shape16" draw:style-name="gr7" draw:text-style-name="P2" svg:x1="0.9508in" svg:y1="1.3024in" svg:x2="1.0134in" svg:y2="0.9634in"><text:p/></draw:line><draw:line text:anchor-type="paragraph" draw:z-index="17" draw:name="Shape17" draw:style-name="gr7" draw:text-style-name="P2" svg:x1="0.2839in" svg:y1="2.0469in" svg:x2="0.3358in" svg:y2="1.6717in"><text:p/></draw:line><draw:custom-shape text:anchor-type="paragraph" draw:z-index="18" draw:name="Shape18" draw:style-name="gr12" svg:width="0.6878in" svg:height="0.6567in" svg:x="2.0547in" svg:y="0.2862in"><text:p>Adminstrat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9" draw:name="Shape19" draw:style-name="gr7" draw:text-style-name="P2" svg:x1="1.3362in" svg:y1="1.302in" svg:x2="2.0551in" svg:y2="0.661in"><text:p/></draw:line><draw:line text:anchor-type="paragraph" draw:z-index="20" draw:style-name="gr7" draw:text-style-name="P2" svg:x1="1.3362in" svg:y1="1.3799in" svg:x2="2.128in" svg:y2="0.7134in"><text:p/></draw:line><draw:line text:anchor-type="paragraph" draw:z-index="21" draw:name="Shape20" draw:style-name="gr7" draw:text-style-name="P2" svg:x1="2.7425in" svg:y1="0.6508in" svg:x2="3.4614in" svg:y2="1.2551in"><text:p/></draw:line><draw:frame text:anchor-type="paragraph" draw:z-index="22" draw:name="Shape21" draw:style-name="gr8" draw:text-style-name="P3" svg:width="0.2504in" svg:height="0.1925in" svg:x="1.6071in" svg:y="0.7965in"><draw:text-box><text:p>1</text:p></draw:text-box></draw:frame><draw:frame text:anchor-type="paragraph" draw:z-index="23" draw:name="Shape22" draw:style-name="gr13" draw:text-style-name="P3" svg:width="0.3752in" svg:height="0.2295in" svg:x="3.0862in" svg:y="0.7445in"><draw:text-box><text:p>N</text:p></draw:text-box></draw:frame><draw:custom-shape text:anchor-type="paragraph" draw:z-index="24" draw:name="Shape23" draw:style-name="gr14" svg:width="0.563in" svg:height="0.3335in" svg:x="2.9717in" svg:y="0.0047in"><text:p><text:span text:style-name="T1">Usernam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5" draw:name="Shape24" draw:style-name="gr7" draw:text-style-name="P2" svg:x1="3.2319in" svg:y1="0.3382in" svg:x2="3.5862in" svg:y2="1.2547in"><text:p/></draw:line><draw:custom-shape text:anchor-type="paragraph" draw:z-index="26" draw:name="Shape25" draw:style-name="gr15" svg:width="0.7295in" svg:height="0.3232in" svg:x="4.6799in" svg:y="-0.3598in"><text:p>Passwor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7" draw:name="Shape26" draw:style-name="gr7" draw:text-style-name="P2" svg:x1="4.7736in" svg:y1="-0.089in" svg:x2="4.461in" svg:y2="1.2547in"><text:p/></draw:line><draw:custom-shape text:anchor-type="paragraph" draw:z-index="28" draw:name="Shape27" draw:style-name="gr16" svg:width="0.7606in" svg:height="0.2398in" svg:x="4.7319in" svg:y="0.2028in"><text:p>Job titl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9" draw:name="Shape28" draw:style-name="gr7" draw:text-style-name="P2" svg:x1="4.7528in" svg:y1="1.2551in" svg:x2="5.0547in" svg:y2="0.4425in"><text:p/></draw:line><draw:custom-shape text:anchor-type="paragraph" draw:z-index="30" draw:name="Shape29" draw:style-name="gr17" svg:width="0.6461in" svg:height="0.3858in" svg:x="3.9508in" svg:y="0.0256in"><text:p>e-mai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1" draw:name="Shape30" draw:style-name="gr7" draw:text-style-name="P2" svg:x1="4.0551in" svg:y1="0.3591in" svg:x2="3.878in" svg:y2="1.2547in"><text:p/></draw:line><draw:line text:anchor-type="paragraph" draw:z-index="32" draw:name="Shape32" draw:style-name="gr7" draw:text-style-name="P2" svg:x1="4.0134in" svg:y1="1.6264in" svg:x2="3.6799in" svg:y2="2.5256in"><text:p/></draw:line><draw:custom-shape text:anchor-type="paragraph" draw:z-index="33" draw:name="Shape33" draw:style-name="gr18" svg:width="0.5941in" svg:height="0.3232in" svg:x="4.378in" svg:y="2.1819in"><text:p>Imag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4" draw:name="Shape34" draw:style-name="gr7" draw:text-style-name="P2" svg:x1="4.2736in" svg:y1="1.6264in" svg:x2="4.5756in" svg:y2="2.1819in"><text:p/></draw:line><draw:custom-shape text:anchor-type="paragraph" draw:z-index="35" draw:name="Shape35" draw:style-name="gr19" svg:width="0.9378in" svg:height="0.4689in" svg:x="3.2319in" svg:y="-0.5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name="Shape36" draw:style-name="gr20" svg:width="0.615in" svg:height="0.313in" svg:x="3.4091in" svg:y="-0.4327in"><text:p>notification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7" draw:name="Shape37" draw:style-name="gr7" draw:text-style-name="P2" svg:x1="3.6071in" svg:y1="-0.1201in" svg:x2="3.7425in" svg:y2="1.2551in"><text:p/></draw:line><draw:custom-shape text:anchor-type="paragraph" draw:z-index="38" draw:name="Shape38" draw:style-name="gr21" svg:width="0.8232in" svg:height="0.3961in" svg:x="4.7425in" svg:y="2.4425in"><text:p>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9" draw:name="Shape39" draw:style-name="gr7" draw:text-style-name="P2" svg:x1="4.5756in" svg:y1="1.6264in" svg:x2="5.1173in" svg:y2="2.4425in"><text:p/></draw:line><draw:custom-shape text:anchor-type="paragraph" draw:z-index="40" draw:name="Shape40" draw:style-name="gr22" svg:width="0.4898in" svg:height="0.2398in" svg:x="4.2945in" svg:y="3.1508in"><text:p>F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Shape41" draw:style-name="gr23" draw:text-style-name="P5" svg:width="0.5122in" svg:height="0.2197in" svg:x="4.8453in" svg:y="3.1508in"><text:p><text:span text:style-name="T2">Mnam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Shape41" draw:style-name="gr24" svg:width="0.5106in" svg:height="0.2189in" svg:x="5.4193in" svg:y="3.1925in"><text:p>L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3" draw:name="Shape42" draw:style-name="gr7" draw:text-style-name="P2" svg:x1="4.5445in" svg:y1="3.1508in" svg:x2="4.8673in" svg:y2="2.7654in"><text:p/></draw:line><draw:line text:anchor-type="paragraph" draw:z-index="44" draw:name="Shape43" draw:style-name="gr7" draw:text-style-name="P2" svg:x1="5.0862in" svg:y1="2.8382in" svg:x2="5.0862in" svg:y2="3.1402in"><text:p/></draw:line><draw:line text:anchor-type="paragraph" draw:z-index="45" draw:name="Shape44" draw:style-name="gr7" draw:text-style-name="P2" svg:x1="5.2839in" svg:y1="2.7756in" svg:x2="5.565in" svg:y2="3.2654in"><text:p/></draw:line><draw:custom-shape text:anchor-type="paragraph" draw:z-index="46" draw:name="Shape31" draw:style-name="gr25" svg:width="0.8543in" svg:height="0.4898in" svg:x="2.9717in" svg:y="2.43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Shape45" draw:style-name="gr26" svg:width="0.5213in" svg:height="0.3335in" svg:x="3.1591in" svg:y="2.5256in"><text:p>qualification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name="Shape46" draw:style-name="gr27" svg:width="0.6669in" svg:height="0.615in" svg:x="5.211in" svg:y="1.5984in"><text:p>Works o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9" draw:name="Shape47" draw:style-name="gr7" draw:text-style-name="P2" svg:x1="4.9091in" svg:y1="1.4839in" svg:x2="5.211in" svg:y2="1.9213in"><text:p/></draw:line><draw:line text:anchor-type="paragraph" draw:z-index="50" draw:name="Shape48" draw:style-name="gr7" draw:text-style-name="P2" svg:x1="5.8256in" svg:y1="1.9217in" svg:x2="6.0772in" svg:y2="1.6008in"><text:p/></draw:line><draw:frame text:anchor-type="paragraph" draw:z-index="51" draw:name="Shape49" draw:style-name="gr28" draw:text-style-name="P3" svg:width="0.3441in" svg:height="0.198in" svg:x="5.0134in" svg:y="1.4839in"><draw:text-box><text:p>N</text:p></draw:text-box></draw:frame><draw:frame text:anchor-type="paragraph" draw:z-index="52" draw:name="Shape50" draw:style-name="gr28" draw:text-style-name="P3" svg:width="0.3142in" svg:height="0.198in" svg:x="5.8256in" svg:y="1.6008in"><draw:text-box><text:p>M</text:p></draw:text-box></draw:frame><draw:custom-shape text:anchor-type="paragraph" draw:z-index="53" draw:name="Shape51" draw:style-name="gr29" svg:width="0.6252in" svg:height="0.6358in" svg:x="5.3362in" svg:y="0.5154in"><text:p>manag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54" draw:name="Shape52" draw:style-name="gr7" draw:text-style-name="P2" svg:x1="4.9091in" svg:y1="1.2551in" svg:x2="5.3362in" svg:y2="0.828in"><text:p/></draw:line><draw:line text:anchor-type="paragraph" draw:z-index="55" draw:name="Shape53" draw:style-name="gr7" draw:text-style-name="P2" svg:x1="5.961in" svg:y1="0.8071in" svg:x2="6.3882in" svg:y2="1.2028in"><text:p/></draw:line><draw:line text:anchor-type="paragraph" draw:z-index="56" draw:name="Shape54" draw:style-name="gr7" draw:text-style-name="P2" svg:x1="5.9091in" svg:y1="0.8693in" svg:x2="6.3047in" svg:y2="1.2028in"><text:p/></draw:line><draw:frame text:anchor-type="paragraph" draw:z-index="57" draw:name="Shape55" draw:style-name="gr8" draw:text-style-name="P3" svg:width="0.3335in" svg:height="0.1925in" svg:x="4.7736in" svg:y="0.8799in"><draw:text-box><text:p><text:s text:c="3"/>N</text:p></draw:text-box></draw:frame><draw:frame text:anchor-type="paragraph" draw:z-index="58" draw:name="Shape56" draw:style-name="gr28" draw:text-style-name="P3" svg:width="0.3543in" svg:height="0.198in" svg:x="6.0862in" svg:y="0.8071in"><draw:text-box><text:p>M</text:p></draw:text-box></draw:frame><draw:custom-shape text:anchor-type="paragraph" draw:z-index="59" draw:name="Shape57" draw:style-name="gr30" svg:width="0.5941in" svg:height="0.2921in" svg:x="5.8984in" svg:y="0.1402in"><text:p>titl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0" draw:name="Shape58" draw:style-name="gr7" draw:text-style-name="P2" svg:x1="6.1693in" svg:y1="0.4319in" svg:x2="6.4713in" svg:y2="1.2028in"><text:p/></draw:line><draw:custom-shape text:anchor-type="paragraph" draw:z-index="61" draw:name="Shape59" draw:style-name="gr31" svg:width="0.7087in" svg:height="0.3752in" svg:x="6.3047in" svg:y="0.4945in"><text:p>descrip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2" draw:name="Shape60" draw:style-name="gr7" draw:text-style-name="P2" svg:x1="6.6382in" svg:y1="0.8693in" svg:x2="6.7634in" svg:y2="1.2028in"><text:p/></draw:line><draw:custom-shape text:anchor-type="paragraph" draw:z-index="63" draw:name="Shape61" draw:style-name="gr32" svg:width="0.7398in" svg:height="0.2921in" svg:x="5.4193in" svg:y="2.2134in"><text:p>sta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4" draw:name="Shape62" draw:style-name="gr7" draw:text-style-name="P2" svg:x1="5.878in" svg:y1="2.2134in" svg:x2="6.2425in" svg:y2="1.6008in"><text:p/></draw:line><draw:custom-shape text:anchor-type="paragraph" draw:z-index="65" draw:name="Shape63" draw:style-name="gr33" draw:text-style-name="P5" svg:width="0.8248in" svg:height="0.2925in" svg:x="6.6598in" svg:y="1.9217in"><text:p><text:span text:style-name="T2">Creation dat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6" draw:name="Shape64" draw:style-name="gr7" draw:text-style-name="P2" svg:x1="6.6173in" svg:y1="1.6008in" svg:x2="6.9299in" svg:y2="1.9217in"><text:p/></draw:line><draw:custom-shape text:anchor-type="paragraph" draw:z-index="67" draw:name="Shape65" draw:style-name="gr34" svg:width="0.6776in" svg:height="0.3232in" svg:x="6.628in" svg:y="0.1091in"><text:p>votenum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8" draw:name="Shape66" draw:style-name="gr7" draw:text-style-name="P2" svg:x1="7.0028in" svg:y1="0.4319in" svg:x2="7.0654in" svg:y2="1.2028in"><text:p/></draw:line><draw:custom-shape text:anchor-type="paragraph" draw:z-index="69" draw:name="Shape68" draw:style-name="gr35" svg:width="0.6776in" svg:height="0.6358in" svg:x="6.6173in" svg:y="2.5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0" draw:name="Shape69" draw:style-name="gr7" draw:text-style-name="P2" svg:x1="6.2945in" svg:y1="1.6008in" svg:x2="6.1591in" svg:y2="2.6819in"><text:p/></draw:line><draw:line text:anchor-type="paragraph" draw:z-index="71" draw:name="Shape70" draw:style-name="gr7" draw:text-style-name="P2" svg:x1="6.5547in" svg:y1="1.6008in" svg:x2="6.7213in" svg:y2="2.6406in"><text:p/></draw:line><draw:custom-shape text:anchor-type="paragraph" draw:z-index="72" draw:name="Shape71" draw:style-name="gr36" svg:width="0.5004in" svg:height="0.3961in" svg:x="6.7217in" svg:y="2.6402in"><text:p>Meeting</text:p><text:p>dat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name="Shape67" draw:style-name="gr37" svg:width="0.615in" svg:height="0.3543in" svg:x="5.6071in" svg:y="2.59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name="Shape72" draw:style-name="gr38" svg:width="0.4169in" svg:height="0.1776in" svg:x="5.7425in" svg:y="2.6819in"><text:p>tag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name="Shape73" draw:style-name="gr39" draw:text-style-name="P4" svg:width="0.4067in" svg:height="0.2295in" svg:x="7.0654in" svg:y="0.578in"><text:p><text:span text:style-name="T1">P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6" draw:name="Shape74" draw:style-name="gr7" draw:text-style-name="P2" svg:x1="7.128in" svg:y1="1.2028in" svg:x2="7.1799in" svg:y2="0.8071in"><text:p/></draw:line><draw:custom-shape text:anchor-type="paragraph" draw:z-index="77" draw:name="Shape84" draw:style-name="gr40" svg:width="0.5106in" svg:height="0.4795in" svg:x="4.0339in" svg:y="3.4736in"><text:p>Do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78" draw:name="Shape85" draw:style-name="gr41" svg:width="0.4795in" svg:height="0.5421in" svg:x="5.8465in" svg:y="3.411in"><text:p>Ha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79" draw:name="Shape86" draw:style-name="gr7" draw:text-style-name="P2" svg:x1="4.1173in" svg:y1="1.6264in" svg:x2="4.263in" svg:y2="3.4736in"><text:p/></draw:line><draw:line text:anchor-type="paragraph" draw:z-index="80" draw:name="Shape87" draw:style-name="gr7" draw:text-style-name="P2" svg:x1="4.3154in" svg:y1="3.8902in" svg:x2="4.6173in" svg:y2="4.0465in"><text:p/></draw:line><draw:line text:anchor-type="paragraph" draw:z-index="81" draw:name="Shape88" draw:style-name="gr7" draw:text-style-name="P2" svg:x1="4.3154in" svg:y1="3.9528in" svg:x2="4.6173in" svg:y2="4.0984in"><text:p/></draw:line><draw:line text:anchor-type="paragraph" draw:z-index="82" draw:name="Shape89" draw:style-name="gr7" draw:text-style-name="P2" svg:x1="6.3882in" svg:y1="1.5571in" svg:x2="6.1591in" svg:y2="3.5051in"><text:p/></draw:line><draw:line text:anchor-type="paragraph" draw:z-index="83" draw:name="Shape90" draw:style-name="gr7" draw:text-style-name="P2" svg:x1="5.9091in" svg:y1="3.7654in" svg:x2="5.7839in" svg:y2="4.0465in"><text:p/></draw:line><draw:line text:anchor-type="paragraph" draw:z-index="84" draw:name="Shape91" draw:style-name="gr7" draw:text-style-name="P2" svg:x1="5.9717in" svg:y1="3.7965in" svg:x2="5.8465in" svg:y2="4.0465in"><text:p/></draw:line><draw:frame text:anchor-type="paragraph" draw:z-index="85" draw:name="Shape92" draw:style-name="gr42" draw:text-style-name="P6" svg:width="0.3543in" svg:height="0.3024in" svg:x="4.1902in" svg:y="2.6508in"><draw:text-box><text:p><text:span text:style-name="T2">M</text:span></text:p></draw:text-box></draw:frame><draw:frame text:anchor-type="paragraph" draw:z-index="86" draw:name="Shape93" draw:style-name="gr8" draw:text-style-name="P3" svg:width="0.1669in" svg:height="0.1925in" svg:x="4.5445in" svg:y="3.8543in"><draw:text-box><text:p>N</text:p></draw:text-box></draw:frame><draw:frame text:anchor-type="paragraph" draw:z-index="87" draw:name="Shape94" draw:style-name="gr13" draw:text-style-name="P3" svg:width="0.1358in" svg:height="0.2295in" svg:x="6.0236in" svg:y="3.0154in"><draw:text-box><text:p>1</text:p></draw:text-box></draw:frame><draw:frame text:anchor-type="paragraph" draw:z-index="88" draw:name="Shape95" draw:style-name="gr28" draw:text-style-name="P3" svg:width="0.198in" svg:height="0.198in" svg:x="5.6484in" svg:y="3.7547in"><draw:text-box><text:p>N</text:p></draw:text-box></draw:frame><draw:custom-shape text:anchor-type="paragraph" draw:z-index="89" draw:name="Shape96" draw:style-name="gr43" svg:width="0.3752in" svg:height="0.4378in" svg:x="3.8362in" svg:y="5.578in"><text:p>Do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90" draw:name="Shape97" draw:style-name="gr44" svg:width="0.3961in" svg:height="0.448in" svg:x="6.128in" svg:y="5.5465in"><text:p>Ha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91" draw:name="Shape98" draw:style-name="gr7" draw:text-style-name="P2" svg:x1="4.0134in" svg:y1="1.6264in" svg:x2="4.0343in" svg:y2="5.6299in"><text:p/></draw:line><draw:line text:anchor-type="paragraph" draw:z-index="92" draw:name="Shape99" draw:style-name="gr7" draw:text-style-name="P2" svg:x1="4.211in" svg:y1="5.8071in" svg:x2="4.5965in" svg:y2="5.8488in"><text:p/></draw:line><draw:line text:anchor-type="paragraph" draw:z-index="93" draw:name="Shape100" draw:style-name="gr7" draw:text-style-name="P2" svg:x1="5.961in" svg:y1="5.7862in" svg:x2="6.1276in" svg:y2="5.7862in"><text:p/></draw:line><draw:line text:anchor-type="paragraph" draw:z-index="94" draw:name="Shape101" draw:style-name="gr7" draw:text-style-name="P2" svg:x1="6.4819in" svg:y1="1.6008in" svg:x2="6.5236in" svg:y2="5.7965in"><text:p/></draw:line><draw:line text:anchor-type="paragraph" draw:z-index="95" draw:name="Shape102" draw:style-name="gr7" draw:text-style-name="P2" svg:x1="4.1591in" svg:y1="5.8799in" svg:x2="4.5965in" svg:y2="5.9008in"><text:p/></draw:line><draw:line text:anchor-type="paragraph" draw:z-index="96" draw:name="Shape103" draw:style-name="gr7" draw:text-style-name="P2" svg:x1="5.961in" svg:y1="5.8591in" svg:x2="6.211in" svg:y2="5.8693in"><text:p/></draw:line><draw:frame text:anchor-type="paragraph" draw:z-index="97" draw:name="Shape104" draw:style-name="gr45" draw:text-style-name="P3" svg:width="0.1043in" svg:height="0.2713in" svg:x="3.8465in" svg:y="4.2862in"><draw:text-box><text:p>1</text:p></draw:text-box></draw:frame><draw:frame text:anchor-type="paragraph" draw:z-index="98" draw:name="Shape105" draw:style-name="gr46" draw:text-style-name="P3" svg:width="0.2398in" svg:height="0.2189in" svg:x="4.211in" svg:y="5.9008in"><draw:text-box draw:corner-radius="0.1146in"><text:p>N</text:p></draw:text-box></draw:frame><draw:frame text:anchor-type="paragraph" draw:z-index="99" draw:name="Shape106" draw:style-name="gr47" draw:text-style-name="P3" svg:width="0.2295in" svg:height="0.2815in" svg:x="6.5756in" svg:y="5.2756in"><draw:text-box><text:p>1</text:p></draw:text-box></draw:frame><draw:frame text:anchor-type="paragraph" draw:z-index="100" draw:name="Shape107" draw:style-name="gr8" draw:text-style-name="P3" svg:width="0.1878in" svg:height="0.1925in" svg:x="6.0236in" svg:y="5.9217in"><draw:text-box><text:p>N</text:p></draw:text-box></draw:frame><draw:custom-shape text:anchor-type="paragraph" draw:z-index="101" draw:name="Shape108" draw:style-name="gr48" svg:width="0.4689in" svg:height="0.365in" svg:x="5.3362in" svg:y="1.1508in"><text:p>Votes to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02" draw:name="Shape109" draw:style-name="gr7" draw:text-style-name="P2" svg:x1="4.9091in" svg:y1="1.411in" svg:x2="5.3362in" svg:y2="1.3591in"><text:p/></draw:line><draw:line text:anchor-type="paragraph" draw:z-index="103" draw:name="Shape110" draw:style-name="gr7" draw:text-style-name="P2" svg:x1="5.8047in" svg:y1="1.3173in" svg:x2="6.0768in" svg:y2="1.3276in"><text:p/></draw:line><draw:frame text:anchor-type="paragraph" draw:z-index="104" draw:name="Shape111" draw:style-name="gr8" draw:text-style-name="P3" svg:width="0.198in" svg:height="0.1925in" svg:x="5.0547in" svg:y="1.1665in"><draw:text-box><text:p>N</text:p></draw:text-box></draw:frame><draw:frame text:anchor-type="paragraph" draw:z-index="105" draw:name="Shape112" draw:style-name="gr8" draw:text-style-name="P3" svg:width="0.198in" svg:height="0.1925in" svg:x="5.8791in" svg:y="1.1508in"><draw:text-box><text:p>M</text:p></draw:text-box></draw:frame><draw:custom-shape text:anchor-type="paragraph" draw:z-index="106" draw:name="Shape113" draw:style-name="gr49" svg:width="0.563in" svg:height="0.3441in" svg:x="4.3465in" svg:y="6.4008in"><text:p>Da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7" draw:name="Shape114" draw:style-name="gr50" svg:width="0.5524in" svg:height="0.313in" svg:x="5.0134in" svg:y="6.4839in"><text:p>Contac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8" draw:name="Shape115" draw:style-name="gr7" draw:text-style-name="P2" svg:x1="4.711in" svg:y1="6.1193in" svg:x2="4.6173in" svg:y2="6.4004in"><text:p/></draw:line><draw:line text:anchor-type="paragraph" draw:z-index="109" draw:name="Shape116" draw:style-name="gr7" draw:text-style-name="P2" svg:x1="5.0862in" svg:y1="6.1193in" svg:x2="5.2217in" svg:y2="6.4839in"><text:p/></draw:line><draw:custom-shape text:anchor-type="paragraph" draw:z-index="110" draw:name="Shape117" draw:style-name="gr22" draw:text-style-name="P4" svg:width="0.4898in" svg:height="0.2398in" svg:x="5.7528in" svg:y="6.5154in"><text:p><text:span text:style-name="T1">C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1" draw:name="Shape118" draw:style-name="gr7" draw:text-style-name="P2" svg:x1="5.5756in" svg:y1="6.1193in" svg:x2="5.8984in" svg:y2="6.515in"><text:p/></draw:line><draw:custom-shape text:anchor-type="paragraph" draw:z-index="112" draw:name="Shape119" draw:style-name="gr51" svg:width="0.7504in" svg:height="0.4689in" svg:x="5.7736in" svg:y="4.6819in"><text:p>prerequisite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13" draw:name="Shape120" draw:style-name="gr52" svg:width="0.448in" svg:height="0.2504in" svg:x="4.1484in" svg:y="4.911in"><text:p>Deadlin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4" draw:name="Shape121" draw:style-name="gr7" draw:text-style-name="P2" svg:x1="4.6177in" svg:y1="4.5984in" svg:x2="4.378in" svg:y2="4.911in"><text:p/></draw:line><draw:custom-shape text:anchor-type="paragraph" draw:z-index="115" draw:name="Shape122" draw:style-name="gr53" svg:width="0.6043in" svg:height="0.2504in" svg:x="4.3984in" svg:y="5.161in"><text:p>Descrip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6" draw:name="Shape123" draw:style-name="gr7" draw:text-style-name="P2" svg:x1="4.7945in" svg:y1="4.5984in" svg:x2="4.7425in" svg:y2="5.2028in"><text:p/></draw:line><draw:custom-shape text:anchor-type="paragraph" draw:z-index="117" draw:name="Shape124" draw:style-name="gr54" svg:width="0.6043in" svg:height="0.3024in" svg:x="4.7945in" svg:y="3.5465in"><text:p>titl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8" draw:name="Shape125" draw:style-name="gr7" draw:text-style-name="P2" svg:x1="5.0339in" svg:y1="3.8484in" svg:x2="5.0236in" svg:y2="4.0465in"><text:p/></draw:line><draw:line text:anchor-type="paragraph" draw:z-index="119" draw:style-name="gr7" draw:text-style-name="P2" svg:x1="7.2217in" svg:y1="4.3071in" svg:x2="7.2634in" svg:y2="4.3382in"><text:p/></draw:line><draw:custom-shape text:anchor-type="paragraph" draw:z-index="120" draw:name="Shape126" draw:style-name="gr55" svg:width="0.8232in" svg:height="0.448in" svg:x="5.3047in" svg:y="5.0984in"><text:p>Performance</text:p><text:p><text:s text:c="4"/>criteri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1" draw:name="Shape127" draw:style-name="gr7" draw:text-style-name="P2" svg:x1="5.3362in" svg:y1="4.5984in" svg:x2="5.5862in" svg:y2="5.0984in"><text:p/></draw:line><draw:line text:anchor-type="paragraph" draw:z-index="122" draw:name="Shape128" draw:style-name="gr7" draw:text-style-name="P2" svg:x1="5.8465in" svg:y1="4.1508in" svg:x2="6.1591in" svg:y2="4.6819in"><text:p/></draw:line><draw:line text:anchor-type="paragraph" draw:z-index="123" draw:name="Shape129" draw:style-name="gr7" draw:text-style-name="P2" svg:x1="5.9091in" svg:y1="4.8276in" svg:x2="5.8465in" svg:y2="4.5984in"><text:p/></draw:line><draw:frame text:anchor-type="paragraph" draw:z-index="124" draw:name="Shape130" draw:style-name="gr8" draw:text-style-name="P3" svg:width="0.0941in" svg:height="0.1925in" svg:x="6.0134in" svg:y="4.2547in"><draw:text-box><text:p>N</text:p></draw:text-box></draw:frame><draw:frame text:anchor-type="paragraph" draw:z-index="125" draw:name="Shape131" draw:style-name="gr8" draw:text-style-name="P3" svg:width="0.1878in" svg:height="0.1925in" svg:x="5.6591in" svg:y="4.661in"><draw:text-box><text:p>M</text:p></draw:text-box></draw:frame><draw:custom-shape text:anchor-type="paragraph" draw:z-index="126" draw:name="Shape75" draw:style-name="gr56" svg:width="1.5213in" svg:height="0.698in" svg:x="0.3571in" svg:y="2.7445in"><text:p><text:s text:c="6"/>MESSAGES</text:p><draw:enhanced-geometry svg:viewBox="0 0 21600 21600" draw:type="rectangle" draw:enhanced-path="M 0 0 L 21600 0 21600 21600 0 21600 0 0 Z N"/></draw:custom-shape><draw:custom-shape text:anchor-type="paragraph" draw:z-index="127" draw:name="Shape76" draw:style-name="gr57" svg:width="0.615in" svg:height="0.5835in" svg:x="2.5236in" svg:y="1.7654in"><text:p>send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28" draw:name="Shape77" draw:style-name="gr7" draw:text-style-name="P2" svg:x1="3.0134in" svg:y1="1.911in" svg:x2="3.4614in" svg:y2="1.6264in"><text:p/></draw:line><draw:line text:anchor-type="paragraph" draw:z-index="129" draw:name="Shape78" draw:style-name="gr7" draw:text-style-name="P2" svg:x1="1.878in" svg:y1="2.7445in" svg:x2="2.7217in" svg:y2="2.1925in"><text:p/></draw:line><draw:frame text:anchor-type="paragraph" draw:z-index="130" draw:name="Shape79" draw:style-name="gr58" draw:text-style-name="P3" svg:width="0.4067in" svg:height="0.4067in" svg:x="3.2217in" svg:y="1.6925in"><draw:text-box><text:p><text:s text:c="4"/>1</text:p></draw:text-box></draw:frame><draw:frame text:anchor-type="paragraph" draw:z-index="131" draw:name="Shape80" draw:style-name="gr59" draw:text-style-name="P3" svg:width="0.4795in" svg:height="0.313in" svg:x="2.2425in" svg:y="2.1925in"><draw:text-box><text:p><text:s text:c="4"/>N</text:p></draw:text-box></draw:frame><draw:line text:anchor-type="paragraph" draw:z-index="134" draw:name="Shape83" draw:style-name="gr7" draw:text-style-name="P2" svg:x1="1.878in" svg:y1="3.1295in" svg:x2="2.4406in" svg:y2="2.9839in"><text:p/></draw:line><draw:frame text:anchor-type="paragraph" draw:z-index="136" draw:name="Shape133" draw:style-name="gr13" draw:text-style-name="P3" svg:width="0.2504in" svg:height="0.2295in" svg:x="3.378in" svg:y="2.0256in"><draw:text-box><text:p>N</text:p></draw:text-box></draw:frame><draw:line text:anchor-type="paragraph" draw:z-index="132" draw:name="Shape81" draw:style-name="gr7" draw:text-style-name="P2" svg:x1="3.8051in" svg:y1="1.6264in" svg:x2="2.7217in" svg:y2="2.6819in"><text:p/></draw:line><draw:frame text:anchor-type="paragraph" draw:z-index="135" draw:name="Shape132" draw:style-name="gr46" draw:text-style-name="P3" svg:width="0.3024in" svg:height="0.2189in" svg:x="2.0134in" svg:y="2.8173in"><draw:text-box><text:p>M</text:p></draw:text-box></draw:frame><draw:custom-shape text:anchor-type="paragraph" draw:z-index="133" draw:name="Shape82" draw:style-name="gr60" svg:width="0.6358in" svg:height="0.7087in" svg:x="2.4402in" svg:y="2.5984in"><text:p>reciev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37" draw:name="Shape134" draw:style-name="gr7" draw:text-style-name="P2" svg:x1="0.6276in" svg:y1="3.4425in" svg:x2="0.6173in" svg:y2="3.9008in"><text:p/></draw:line><draw:custom-shape text:anchor-type="paragraph" draw:z-index="138" draw:name="Shape136" draw:style-name="gr61" svg:width="0.7606in" svg:height="0.4169in" svg:x="0.1902in" svg:y="3.911in"><text:p>titl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9" draw:name="Shape138" draw:style-name="gr7" draw:text-style-name="P2" svg:x1="1.0441in" svg:y1="3.4425in" svg:x2="1.0339in" svg:y2="4.526in"><text:p/></draw:line><draw:custom-shape text:anchor-type="paragraph" draw:z-index="140" draw:name="Shape139" draw:style-name="gr62" svg:width="0.8335in" svg:height="0.4795in" svg:x="0.5965in" svg:y="4.52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1" draw:name="Shape140" draw:style-name="gr63" svg:width="0.6252in" svg:height="0.2504in" svg:x="0.711in" svg:y="4.661in"><text:p>receiver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2" draw:name="Shape141" draw:style-name="gr7" draw:text-style-name="P2" svg:x1="1.878in" svg:y1="3.4425in" svg:x2="1.9508in" svg:y2="4.6925in"><text:p/></draw:line><draw:custom-shape text:anchor-type="paragraph" draw:z-index="143" draw:name="Shape142" draw:style-name="gr64" draw:text-style-name="P4" svg:width="0.5941in" svg:height="0.3752in" svg:x="1.711in" svg:y="4.7028in"><text:p><text:span text:style-name="T1">m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4" draw:name="Shape143" draw:style-name="gr7" draw:text-style-name="P2" svg:x1="1.878in" svg:y1="2.8071in" svg:x2="2.7217in" svg:y2="2.2654in"><text:p/></draw:line><draw:line text:anchor-type="paragraph" draw:z-index="145" draw:name="Shape144" draw:style-name="gr7" draw:text-style-name="P2" svg:x1="1.878in" svg:y1="3.2339in" svg:x2="2.5134in" svg:y2="3.0673in"><text:p/></draw:line><draw:line text:anchor-type="paragraph" draw:z-index="146" draw:name="Shape135" draw:style-name="gr7" draw:text-style-name="P2" svg:x1="4.9717in" svg:y1="4.5984in" svg:x2="5.0236in" svg:y2="4.8587in"><text:p/></draw:line><draw:custom-shape text:anchor-type="paragraph" draw:z-index="147" draw:name="Shape137" draw:style-name="gr65" draw:text-style-name="P4" svg:width="0.5106in" svg:height="0.2713in" svg:x="4.7945in" svg:y="4.828in"><text:p><text:span text:style-name="T1">T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8" draw:name="Shape145" draw:style-name="gr66" draw:text-style-name="P2" svg:x1="4.6173in" svg:y1="4.3071in" svg:x2="3.4091in" svg:y2="4.1925in"><text:p/></draw:line><draw:custom-shape text:anchor-type="paragraph" draw:z-index="149" draw:name="Shape146" draw:style-name="gr67" draw:text-style-name="P2" svg:width="0.813in" svg:height="0.6043in" svg:x="2.5965in" svg:y="3.8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50" draw:name="Shape147" draw:style-name="gr68" draw:text-style-name="P3" svg:width="0.9067in" svg:height="0.576in" svg:x="2.5028in" svg:y="3.8874in"><draw:text-box><text:p>PerformanceUppoerbound</text:p></draw:text-box></draw:frame><draw:line text:anchor-type="paragraph" draw:z-index="151" draw:name="Shape148" draw:style-name="gr66" draw:text-style-name="P2" svg:x1="4.6173in" svg:y1="4.411in" svg:x2="3.461in" svg:y2="4.6508in"><text:p/></draw:line><draw:custom-shape text:anchor-type="paragraph" draw:z-index="152" draw:name="Shape149" draw:style-name="gr69" draw:text-style-name="P5" svg:width="0.8248in" svg:height="0.5433in" svg:x="2.7008in" svg:y="4.5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53" draw:name="Shape150" draw:style-name="gr70" draw:text-style-name="P3" svg:width="0.7713in" svg:height="0.4276in" svg:x="2.7543in" svg:y="4.578in"><draw:text-box><text:p>PerformanceValu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7:02:01.451964843</meta:creation-date>
    <dc:date>2017-11-21T05:55:24.725379541</dc:date>
    <meta:editing-duration>PT1H5M15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